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f412" officeooo:paragraph-rsid="000ff412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2761f" officeooo:paragraph-rsid="0012761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42b51" officeooo:paragraph-rsid="00142b51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42b51" officeooo:paragraph-rsid="001a7ae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7107b" officeooo:paragraph-rsid="001a7ae9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45cec" officeooo:paragraph-rsid="00145cec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45cec" officeooo:paragraph-rsid="001a7ae9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a7ae9" officeooo:paragraph-rsid="001a7ae9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b54a3" officeooo:paragraph-rsid="001b54a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bd55b" officeooo:paragraph-rsid="001bd55b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cb24d" officeooo:paragraph-rsid="001cb24d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d226c" officeooo:paragraph-rsid="001d226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eeea6" officeooo:paragraph-rsid="001eeea6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0c1e6" officeooo:paragraph-rsid="0020c1e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349d3" officeooo:paragraph-rsid="002349d3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43fc4" officeooo:paragraph-rsid="00243fc4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49d26" officeooo:paragraph-rsid="00249d26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63cd2" officeooo:paragraph-rsid="00263cd2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89516" officeooo:paragraph-rsid="00289516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26fa67" officeooo:paragraph-rsid="0026fa67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2845de" officeooo:paragraph-rsid="002845de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a7dcf" officeooo:paragraph-rsid="002a7dcf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ba8e0" officeooo:paragraph-rsid="002ba8e0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2dd0b6" officeooo:paragraph-rsid="002dd0b6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2fb80c" officeooo:paragraph-rsid="002fb80c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3454ab" officeooo:paragraph-rsid="003454ab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301901" officeooo:paragraph-rsid="00301901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350781" officeooo:paragraph-rsid="00350781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35b553" officeooo:paragraph-rsid="0035b553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377113" officeooo:paragraph-rsid="00377113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38ce60" officeooo:paragraph-rsid="0038ce60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3918da" officeooo:paragraph-rsid="003918da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3a2ab2" officeooo:paragraph-rsid="003a2ab2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3f616d" officeooo:paragraph-rsid="003f616d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3dada4" officeooo:paragraph-rsid="003dada4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4012bb" officeooo:paragraph-rsid="004012bb"/>
    </style:style>
    <style:style style:name="T1" style:family="text">
      <style:text-properties style:text-position="super 58%"/>
    </style:style>
    <style:style style:name="T2" style:family="text">
      <style:text-properties officeooo:rsid="00249d26"/>
    </style:style>
    <style:style style:name="T3" style:family="text">
      <style:text-properties officeooo:rsid="00316e0d"/>
    </style:style>
    <style:style style:name="T4" style:family="text">
      <style:text-properties officeooo:rsid="0033e132"/>
    </style:style>
    <style:style style:name="T5" style:family="text">
      <style:text-properties officeooo:rsid="003be6d1"/>
    </style:style>
    <style:style style:name="T6" style:family="text">
      <style:text-properties officeooo:rsid="00405c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#17</text:p>
      <text:p text:style-name="P1"/>
      <text:list xml:id="list641500506" text:style-name="L1">
        <text:list-item>
          <text:p text:style-name="P2">#t0 = i </text:p>
          <text:list>
            <text:list-item>
              <text:p text:style-name="P2">i = i + 1</text:p>
            </text:list-item>
            <text:list-item>
              <text:p text:style-name="P3">read t0 (i) from stack</text:p>
            </text:list-item>
            <text:list-item>
              <text:p text:style-name="P3">t0 = t0 + 1</text:p>
            </text:list-item>
            <text:list-item>
              <text:p text:style-name="P4">store t0 (i) back to stack </text:p>
              <text:list>
                <text:list-item>
                  <text:p text:style-name="P5">#read and store every time used</text:p>
                </text:list-item>
              </text:list>
            </text:list-item>
            <text:list-item>
              <text:p text:style-name="P6">or </text:p>
            </text:list-item>
            <text:list-item>
              <text:p text:style-name="P7">store t0 on stack </text:p>
              <text:list>
                <text:list-item>
                  <text:p text:style-name="P8">#only store and restore upon a function call </text:p>
                </text:list-item>
              </text:list>
            </text:list-item>
            <text:list-item>
              <text:p text:style-name="P6">jal foo </text:p>
            </text:list-item>
            <text:list-item>
              <text:p text:style-name="P6">restore t0 </text:p>
            </text:list-item>
          </text:list>
        </text:list-item>
        <text:list-item>
          <text:p text:style-name="P9">I/O</text:p>
          <text:list>
            <text:list-item>
              <text:p text:style-name="P10">Goes through a system call (syscall)</text:p>
              <text:list>
                <text:list-item>
                  <text:p text:style-name="P11">OS routine that the user calls to perform a task </text:p>
                  <text:list>
                    <text:list-item>
                      <text:p text:style-name="P12">Security</text:p>
                      <text:list>
                        <text:list-item>
                          <text:p text:style-name="P13">Don’t want processes to read other processes memory space</text:p>
                        </text:list-item>
                      </text:list>
                    </text:list-item>
                    <text:list-item>
                      <text:p text:style-name="P13">Efficiency </text:p>
                    </text:list-item>
                    <text:list-item>
                      <text:p text:style-name="P13">Complexity (or simplicity) </text:p>
                      <text:list>
                        <text:list-item>
                          <text:p text:style-name="P14">Keep things simple for the user so that they don’t unintentionally do something bad </text:p>
                        </text:list-item>
                      </text:list>
                    </text:list-item>
                  </text:list>
                </text:list-item>
                <text:list-item>
                  <text:p text:style-name="P15">2<text:span text:style-name="T1">nd</text:span> and 3<text:span text:style-name="T1">rd</text:span> syscall reasons apply to I/O </text:p>
                </text:list-item>
              </text:list>
            </text:list-item>
            <text:list-item>
              <text:p text:style-name="P16">Polled I/O</text:p>
              <text:list>
                <text:list-item>
                  <text:p text:style-name="P16">1 bit read flag </text:p>
                  <text:list>
                    <text:list-item>
                      <text:p text:style-name="P17">If 1, user typed character. If 0, waiting </text:p>
                    </text:list-item>
                  </text:list>
                </text:list-item>
                <text:list-item>
                  <text:p text:style-name="P16"><text:span text:style-name="T2">8</text:span> bit buffer</text:p>
                  <text:list>
                    <text:list-item>
                      <text:p text:style-name="P18">Contains the last character that the user typed </text:p>
                    </text:list-item>
                  </text:list>
                </text:list-item>
                <text:list-item>
                  <text:p text:style-name="P19">do{</text:p>
                  <text:list>
                    <text:list-item>
                      <text:p text:style-name="P20">while(!ready){</text:p>
                    </text:list-item>
                    <text:list-item>
                      <text:p text:style-name="P21">}</text:p>
                    </text:list-item>
                    <text:list-item>
                      <text:p text:style-name="P21">get char from buffer</text:p>
                    </text:list-item>
                    <text:list-item>
                      <text:p text:style-name="P21">clear flag </text:p>
                    </text:list-item>
                  </text:list>
                </text:list-item>
                <text:list-item>
                  <text:p text:style-name="P19">}while (I still want more chars);</text:p>
                </text:list-item>
              </text:list>
            </text:list-item>
            <text:list-item>
              <text:p text:style-name="P22">Interrupt</text:p>
              <text:list>
                <text:list-item>
                  <text:p text:style-name="P22">Request by hardware to give control to the OS </text:p>
                </text:list-item>
                <text:list-item>
                  <text:p text:style-name="P23">Pre-emptive multitasking based on this </text:p>
                </text:list-item>
              </text:list>
            </text:list-item>
            <text:list-item>
              <text:p text:style-name="P24">Interrupt-Driven I/O</text:p>
              <text:list>
                <text:list-item>
                  <text:p text:style-name="P25">Process requests I/O</text:p>
                </text:list-item>
                <text:list-item>
                  <text:p text:style-name="P25">OS keeps track of the request, and puts you to sleep <text:span text:style-name="T4">immediately </text:span></text:p>
                  <text:list>
                    <text:list-item>
                      <text:p text:style-name="P26">While loop for polled I/O would be the I/O request </text:p>
                    </text:list-item>
                  </text:list>
                </text:list-item>
                <text:list-item>
                  <text:p text:style-name="P27">When OS is interrupted by I/O, <text:span text:style-name="T3">OS takes you out of sleep and moves you into ready </text:span></text:p>
                </text:list-item>
              </text:list>
            </text:list-item>
            <text:list-item>
              <text:p text:style-name="P28">DMA – Direct Memory Access </text:p>
              <text:list>
                <text:list-item>
                  <text:p text:style-name="P29">Need DMA controller </text:p>
                </text:list-item>
                <text:list-item>
                  <text:p text:style-name="P30">Manages entire I/O event though memory </text:p>
                  <text:list>
                    <text:list-item>
                      <text:p text:style-name="P31">Same rights as CPU to access memory </text:p>
                    </text:list-item>
                  </text:list>
                </text:list-item>
                <text:list-item>
                  <text:p text:style-name="P32">Makes it so main CPU doesn’t have to manage I/O character by character </text:p>
                </text:list-item>
                <text:list-item>
                  <text:p text:style-name="P33">CPU gets woken up when DMA activity is finished, i.e. when a <text:span text:style-name="T5">block of a file is dumped or an entire string is read in </text:span></text:p>
                </text:list-item>
                <text:list-item>
                  <text:p text:style-name="P34"><text:soft-page-break/>Sequence of events </text:p>
                  <text:list>
                    <text:list-item>
                      <text:p text:style-name="P35">User requests I/O</text:p>
                    </text:list-item>
                    <text:list-item>
                      <text:p text:style-name="P35">OS sets up a DMA request </text:p>
                    </text:list-item>
                    <text:list-item>
                      <text:p text:style-name="P34">DMA controller takes over and does the whole I/O <text:span text:style-name="T6">o</text:span>peration</text:p>
                    </text:list-item>
                    <text:list-item>
                      <text:p text:style-name="P36">Generate an interrupt after I/O operation is complete 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3:30:36.596549045</meta:creation-date>
    <dc:date>2018-02-26T14:17:37.477567068</dc:date>
    <meta:editing-duration>PT46M38S</meta:editing-duration>
    <meta:editing-cycles>47</meta:editing-cycles>
    <meta:generator>LibreOffice/6.0.1.1$Linux_X86_64 LibreOffice_project/00m0$Build-1</meta:generator>
    <meta:document-statistic meta:table-count="0" meta:image-count="0" meta:object-count="0" meta:page-count="2" meta:paragraph-count="51" meta:word-count="339" meta:character-count="1596" meta:non-whitespace-character-count="1327"/>
  </office:meta>
</office:document-meta>
</file>